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4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3, 1894</text:p>
      <text:p text:style-name="P5">Month<text:tab/><text:tab/><text:tab/><text:tab/><text:tab/><text:tab/>April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Kansas City</text:p>
      <text:p text:style-name="P5">State<text:tab/><text:tab/><text:tab/><text:tab/><text:tab/><text:tab/>MO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[Picture of the New Coates Hotel]/</text:p>
      <text:p text:style-name="P2">BROADWAY./</text:p>
      <text:p text:style-name="P3">THE NEW COATES./</text:p>
      <text:p text:style-name="P3">ABSOLUTELY FIRE PROOF/</text:p>
      <text:p text:style-name="P3">THE LARGEST AND FINEST HOTEL IN THE CITY./</text:p>
      <text:p text:style-name="P3">COATES HOUSE MANAGEMENT CO./</text:p>
      <text:p text:style-name="P3">PROPRIETORS./</text:p>
      <text:p text:style-name="P3">J. L. COATES, PRES'T &amp; MANAGER./</text:p>
      <text:p text:style-name="P3">A. C. COATES, SEC'Y &amp; TREAS/</text:p>
      <text:p text:style-name="P3">C. G. BAIRD, ASS'T MANAGER./</text:p>
      <text:p text:style-name="P3">COATES/ OPERA HOUSE/ ON DIAGONAL/ CORNER./ BEST/ ATTRACTIONS/ ONLY./</text:p>
      <text:p text:style-name="P3">KANSAS CITY, MO. Apr 23rd 1894/</text:p>
      <text:p text:style-name="P2">Dear Father/</text:p>
      <text:p text:style-name="P2"><text:soft-page-break/><text:tab/>Last night I sent a spec-/ial delivery letter, to Nina telling her/ that I had accepted a promising/ position in Cawker City Kansas, I/ wrote to her instead of you, for I knew/ how much you have on your mind/ at present./</text:p>
      <text:p text:style-name="P2"><text:tab/>To say that I sympathize/ with you would not begin to express/ how I feel for you and Rebecca and/ all, you said in your last letter/ which informed of sweet little Garry's/ death, that you would be happy/ if you could always hear that I am/ on a good path, every future act of/ mine will prove to you that I/ <text:span text:style-name="T2">will do right</text:span><text:span text:style-name="T3"> and in the future/</text:span></text:p>
      <text:p text:style-name="P2"><text:span text:style-name="T3"/></text:p>
      <text:p text:style-name="P2"><text:span text:style-name="T3">[Page 2]</text:span></text:p>
      <text:p text:style-name="P2"><text:span text:style-name="T3">you will hear nothing but good of/ me, and from me/</text:span></text:p>
      <text:p text:style-name="P2"><text:span text:style-name="T3"><text:tab/>I accepted the/ position in Kansas because the/ business and weather continue dull/ here, and Mr. Weil will give me/ a show later anyhow, then this/ man wants me badly and will/ increase my salary according to/ my ability and the state of trade,/ I leave behind me three staunch/ friends, Mr. Coy, Mr. Simms, and/ Mr. Weil, all advised me to accept/ this place for the present anyhow,/ Cawker City is 250 miles from/ here and has a population of 1600/ as near as I can ascertain./</text:span></text:p>
      <text:p text:style-name="P2"><text:span text:style-name="T3"><text:tab/>Mr Coy arrived home last/</text:span></text:p>
      <text:p text:style-name="P2"><text:span text:style-name="T3"/></text:p>
      <text:p text:style-name="P2"><text:span text:style-name="T3">[Page 3]</text:span></text:p>
      <text:p text:style-name="P2"><text:span text:style-name="T3">evening, and I have been with/ him nearly all day, I took lunch/ with him, he leaves to-morrow/ for the country, he has implicit/ confidence in <text:s/>me and he and Mr./ Simms also promise me good places/ when they have them./</text:span></text:p>
      <text:p text:style-name="P2"><text:span text:style-name="T3"><text:tab/>If you write by/ Thursday or Saturday night address/ to c[/ inserted by author]o Jacob Rothschild/ Cawker City/ </text:span><text:span text:style-name="T2">Kansas</text:span><text:span text:style-name="T3">/ With love and hoping/ </text:span><text:span text:style-name="T2">all</text:span><text:span text:style-name="T3"> are </text:span><text:span text:style-name="T2">well</text:span><text:span text:style-name="T3">./ <text:s/>Good Bye./ Leo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2:37:04.44</meta:creation-date>
    <meta:document-statistic meta:table-count="0" meta:image-count="0" meta:object-count="0" meta:page-count="3" meta:paragraph-count="83" meta:word-count="516" meta:character-count="3165"/>
    <dc:date>2011-12-21T12:50:39.15</dc:date>
    <dc:creator>Penn Libraries</dc:creator>
    <meta:editing-duration>PT00H13M34S</meta:editing-duration>
    <meta:editing-cycles>1</meta:editing-cycles>
    <meta:generator>OpenOffice.org/3.2$Win32 OpenOffice.org_project/320m12$Build-9483</meta:generator>
  </office:meta>
</office:document-meta>
</file>